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A2]+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+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A4]+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A5]+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A6]+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A7]+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A8]+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A9]+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A10]+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A11]+2"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5T20:23:28.695000000</meta:creation-date>
    <dc:date>2020-11-15T20:26:18.433000000</dc:date>
    <meta:editing-duration>PT2M51S</meta:editing-duration>
    <meta:editing-cycles>1</meta:editing-cycles>
    <meta:document-statistic meta:table-count="1" meta:cell-count="22" meta:object-count="0"/>
    <meta:generator>LibreOffice/6.4.5.2$Windows_X86_64 LibreOffice_project/a726b36747cf2001e06b58ad5db1aa3a9a1872d6</meta:generator>
  </office:meta>
</office:document-meta>
</file>